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25-02-06 0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25-01-09 0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24-12-10 0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24-11-05 0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24-10-14 0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24-09-05 0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24-08-01 0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24-07-08 0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24-06-04 0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24-04-02 0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24-03-05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24-02-08 0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23-12-07 0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23-11-06 0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23-10-04 0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23-08-07 0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23-07-12 0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23-05-15 0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23-04-06 0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23-03-02 0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23-02-02 0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23-01-05 0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22-12-06 0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22-11-03 0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22-10-17 1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22-09-12 0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22-08-04 0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22-07-07 0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22-06-07 0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22-05-05 0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22-04-07 0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22-03-08 0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22-02-03 0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22-01-06 0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21-10-11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21-07-15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21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21-02-02 0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21-01-11 0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20-12-03 0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20-11-10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20-10-08 0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20-09-17 1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20-08-19 0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20-07-23 0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20-03-02 0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20-02-03 1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20-01-07 0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9-12-09 0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9-11-13 0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9-10-03 0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9-09-04 0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9-08-13 0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9-07-09 0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9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9-05-02 0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9-04-02 0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9-03-13 0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9-02-14 0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8-11-07 0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8-10-03 0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8-09-17 1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8-08-08 0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8-07-17 0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8-06-12 0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8-05-02 0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8-04-04 0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8-03-01 1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8-02-06 0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8-01-04 0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7-12-05 0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7-10-31 0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7-10-04 0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7-08-03 0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7-07-10 0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7-06-01 0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7-05-02 0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7-04-06 0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7-03-02 1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7-02-01 1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7-01-05 0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6-12-14 1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6-11-15 1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6-10-05 0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6-09-07 0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6-08-02 0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6-07-07 0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6-06-02 0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6-05-03 0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6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6-03-02 1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6-02-02 0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6-01-06 0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5-12-02 1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5-11-03 0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5-10-07 0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5-09-02 0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5-08-04 0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5-06-30 0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5-06-03 0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5-05-06 0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5-04-06 1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5-03-04 1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5-02-04 0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5-01-05 0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4-12-02 0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4-11-04 0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4-10-07 0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4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4-08-06 0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4-07-07 0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4-06-05 0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4-05-07 0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4-04-02 0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4-03-10 0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4-02-06 0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4-01-07 0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3-12-04 0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3-11-14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3-10-10 0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3-09-04 1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3-08-07 0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3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3-05-07 0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3-04-08 0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3-03-08 0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3-02-06 0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CREWSVILLE SH-AGW</text:p>
          </table:table-cell>
          <table:table-cell office:value-type="string" calcext:value-type="string">
            <text:p>2013-01-08 0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10" meta:object-count="0"/>
    <meta:user-defined meta:name="AppVersion">3.0</meta:user-defined>
  </office:meta>
</office:document-meta>
</file>